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25-10-07" calcext:value-type="date">
            <text:p>07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08" calcext:value-type="date">
            <text:p>08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09" calcext:value-type="date">
            <text:p>09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07T10:52:10.108567977</dc:date>
    <meta:editing-duration>PT2M45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